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99.839999999992pt"/>
    </style:style>
    <style:style style:name="co2" style:family="table-column">
      <style:table-column-properties fo:break-before="auto" style:column-width="75pt"/>
    </style:style>
    <style:style style:name="ro1" style:family="table-row">
      <style:table-row-properties fo:break-before="auto" style:row-height="15pt"/>
    </style:style>
    <style:style style:name="ce1" style:family="table-cell">
      <style:table-cell-properties fo:background-color="#ffffff" fo:border-bottom="1pt solid #000000" fo:border-right="1pt solid #000000" style:cell-protect="protected" style:rotation-align="none" style:rotation-angle="0" style:vertical-align="middle"/>
      <style:text-properties fo:color="#000000" fo:font-family="helvetica" fo:font-size="12pt" fo:font-style="italic"/>
      <style:paragraph-properties fo:margin-left="0pt"/>
    </style:style>
    <style:style style:name="ce2" style:family="table-cell">
      <style:table-cell-properties fo:border-bottom="1pt solid #000000"/>
    </style:style>
    <style:style style:name="ce3" style:family="table-cell">
      <style:table-cell-properties fo:border-right="1pt solid #000000"/>
    </style:style>
    <style:style style:name="ce4" style:family="table-cell">
      <style:table-cell-properties fo:background-color="#00c000" style:rotation-align="none" style:rotation-angle="0" style:vertical-align="middle"/>
      <style:text-properties fo:color="#000000"/>
      <style:paragraph-properties fo:margin-left="0pt"/>
    </style:style>
    <style:style style:name="ce5" style:family="table-cell">
      <style:table-cell-properties fo:background-color="#c00000" fo:border="1pt solid #00ff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6" style:family="table-cell">
      <style:table-cell-properties fo:background-color="#c00000" fo:border="1pt solid #00ff00" style:rotation-align="none" style:rotation-angle="0" style:vertical-align="middle"/>
      <style:text-properties fo:color="#000000"/>
      <style:paragraph-properties fo:margin-left="0pt"/>
    </style:style>
    <style:style style:name="ce7" style:family="table-cell">
      <style:table-cell-properties fo:background-color="#00c0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8" style:family="table-cell">
      <style:table-cell-properties fo:background-color="#ffff00"/>
    </style:style>
    <style:style style:name="ce9" style:family="table-cell">
      <style:table-cell-properties fo:background-color="#ffa500" style:rotation-align="none" style:rotation-angle="0" style:vertical-align="middle"/>
      <style:text-properties fo:color="#000000"/>
      <style:paragraph-properties fo:margin-left="0pt"/>
    </style:style>
    <style:style style:name="ce10" style:family="table-cell">
      <style:table-cell-properties fo:background-color="#ffff00" style:rotation-align="none" style:rotation-angle="0" style:vertical-align="middle"/>
      <style:text-properties fo:color="#000000"/>
      <style:paragraph-properties fo:margin-left="0pt"/>
    </style:style>
    <style:style style:name="ce11" style:family="table-cell">
      <style:table-cell-properties fo:background-color="#00c000"/>
    </style:style>
    <style:style style:name="ce12" style:family="table-cell">
      <style:table-cell-properties fo:background-color="#ffff00" fo:border="1pt solid #00ff00" style:rotation-align="none" style:rotation-angle="0" style:vertical-align="middle"/>
      <style:text-properties fo:color="#000000"/>
      <style:paragraph-properties fo:margin-left="0pt"/>
    </style:style>
    <style:style style:name="ce13" style:family="table-cell">
      <style:table-cell-properties fo:border-right="1pt solid #000000" style:rotation-align="none" style:rotation-angle="0" style:vertical-align="middle"/>
      <style:text-properties fo:color="#000000"/>
      <style:paragraph-properties fo:margin-left="0pt"/>
    </style:style>
    <style:style style:name="ce14" style:family="table-cell">
      <style:table-cell-properties fo:background-color="#ffff00" fo:border="1pt solid #00ff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15" style:family="table-cell">
      <style:table-cell-properties fo:background-color="#ffa500" fo:border="1pt solid #00ff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  <style:style style:name="ce16" style:family="table-cell">
      <style:table-cell-properties fo:background-color="#c00000" style:rotation-align="none" style:rotation-angle="0" style:vertical-align="middle"/>
      <style:text-properties fo:color="#000000"/>
      <style:paragraph-properties fo:margin-left="0pt"/>
    </style:style>
    <style:style style:name="ce17" style:family="table-cell">
      <style:table-cell-properties fo:background-color="#c00000"/>
    </style:style>
    <style:style style:name="ce18" style:family="table-cell">
      <style:table-cell-properties fo:background-color="#ffffff" fo:border="1pt solid #00ff00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32766"/>
        <table:table-row table:style-name="ro1">
          <table:table-cell office:value-type="string" office:string-value="AIM">
            <text:p>AIM</text:p>
          </table:table-cell>
          <table:table-cell office:value-type="string" office:string-value="connection...">
            <text:p>connection...</text:p>
          </table:table-cell>
          <table:table-cell table:number-columns-repeated="4"/>
          <table:table-cell office:value-type="string" office:string-value="oft...">
            <text:p>oft...</text:p>
          </table:table-cell>
          <table:table-cell table:number-columns-repeated="2"/>
          <table:table-cell office:value-type="string" office:string-value="other...">
            <text:p>other...</text:p>
          </table:table-cell>
          <table:table-cell table:number-columns-repeated="32757"/>
        </table:table-row>
        <table:table-row table:style-name="ro1">
          <table:table-cell office:value-type="string" office:string-value="client \ test" table:style-name="ce1">
            <text:p>client \ test</text:p>
          </table:table-cell>
          <table:table-cell office:value-type="string" office:string-value="direct" table:style-name="ce2">
            <text:p>direct</text:p>
          </table:table-cell>
          <table:table-cell office:value-type="string" office:string-value="redirect" table:style-name="ce2">
            <text:p>redirect</text:p>
          </table:table-cell>
          <table:table-cell office:value-type="string" office:string-value="proxy 1" table:style-name="ce2">
            <text:p>proxy 1</text:p>
          </table:table-cell>
          <table:table-cell office:value-type="string" office:string-value="proxy 2" table:style-name="ce2">
            <text:p>proxy 2</text:p>
          </table:table-cell>
          <table:table-cell office:value-type="string" office:string-value="proxy 3" table:style-name="ce2">
            <text:p>proxy 3</text:p>
          </table:table-cell>
          <table:table-cell office:value-type="string" office:string-value="normal" table:style-name="ce2">
            <text:p>normal</text:p>
          </table:table-cell>
          <table:table-cell office:value-type="string" office:string-value="resume" table:style-name="ce2">
            <text:p>resume</text:p>
          </table:table-cell>
          <table:table-cell office:value-type="string" office:string-value="already-done" table:style-name="ce2">
            <text:p>already-done</text:p>
          </table:table-cell>
          <table:table-cell office:value-type="string" office:string-value="utf8">
            <text:p>utf8</text:p>
          </table:table-cell>
          <table:table-cell office:value-type="string" office:string-value="utf16">
            <text:p>utf16</text:p>
          </table:table-cell>
          <table:table-cell table:number-columns-repeated="32756"/>
        </table:table-row>
        <table:table-row table:style-name="ro1">
          <table:table-cell office:value-type="string" office:string-value="gaim 1.5" table:style-name="ce3">
            <text:p>gaim 1.5</text:p>
          </table:table-cell>
          <table:table-cell table:style-name="ce4"/>
          <table:table-cell table:style-name="ce5" table:number-columns-repeated="4"/>
          <table:table-cell table:style-name="ce4"/>
          <table:table-cell table:number-columns-repeated="2"/>
          <table:table-cell table:style-name="ce4"/>
          <table:table-cell table:style-name="ce6"/>
          <table:table-cell table:number-columns-repeated="32756"/>
        </table:table-row>
        <table:table-row table:style-name="ro1">
          <table:table-cell office:value-type="string" office:string-value="gaim 2.0b3" table:style-name="ce3">
            <text:p>gaim 2.0b3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/>
          <table:table-cell table:style-name="ce11"/>
          <table:table-cell table:style-name="ce6"/>
          <table:table-cell table:style-name="ce12"/>
          <table:table-cell table:style-name="ce4"/>
          <table:table-cell table:style-name="ce6"/>
          <table:table-cell table:number-columns-repeated="32756"/>
        </table:table-row>
        <table:table-row table:style-name="ro1">
          <table:table-cell office:value-type="string" office:string-value="adium (0.89/libgaim)" table:style-name="ce3">
            <text:p>adium (0.89/libgaim)</text:p>
          </table:table-cell>
          <table:table-cell table:style-name="ce5" table:number-columns-repeated="5"/>
          <table:table-cell table:number-columns-repeated="32761"/>
        </table:table-row>
        <table:table-row table:style-name="ro1">
          <table:table-cell office:value-type="string" office:string-value="adium (1.0/joscar)" table:style-name="ce13">
            <text:p>adium (1.0/joscar)</text:p>
          </table:table-cell>
          <table:table-cell table:style-name="ce9"/>
          <table:table-cell table:number-columns-repeated="3"/>
          <table:table-cell table:style-name="ce10"/>
          <table:table-cell table:style-name="ce14"/>
          <table:table-cell table:style-name="ce15"/>
          <table:table-cell table:number-columns-repeated="2"/>
          <table:table-cell table:style-name="ce6"/>
          <table:table-cell table:number-columns-repeated="32756"/>
        </table:table-row>
        <table:table-row table:style-name="ro1">
          <table:table-cell office:value-type="string" office:string-value="AIM 4.7" table:style-name="ce13">
            <text:p>AIM 4.7</text:p>
          </table:table-cell>
          <table:table-cell table:style-name="ce10"/>
          <table:table-cell table:style-name="ce9"/>
          <table:table-cell table:number-columns-repeated="3"/>
          <table:table-cell table:style-name="ce4"/>
          <table:table-cell office:value-type="string" office:string-value="checksum?" table:style-name="ce4">
            <text:p>checksum?</text:p>
          </table:table-cell>
          <table:table-cell table:style-name="ce4" table:number-columns-repeated="2"/>
          <table:table-cell table:number-columns-repeated="32757"/>
        </table:table-row>
        <table:table-row table:style-name="ro1">
          <table:table-cell office:value-type="string" office:string-value="AIM 5.1" table:style-name="ce3">
            <text:p>AIM 5.1</text:p>
          </table:table-cell>
          <table:table-cell table:style-name="ce4"/>
          <table:table-cell table:style-name="ce9"/>
          <table:table-cell table:number-columns-repeated="3"/>
          <table:table-cell table:style-name="ce4" table:number-columns-repeated="3"/>
          <table:table-cell table:number-columns-repeated="32758"/>
        </table:table-row>
        <table:table-row table:style-name="ro1">
          <table:table-cell office:value-type="string" office:string-value="AIM 5.9" table:style-name="ce3">
            <text:p>AIM 5.9</text:p>
          </table:table-cell>
          <table:table-cell table:style-name="ce10"/>
          <table:table-cell table:style-name="ce4"/>
          <table:table-cell table:number-columns-repeated="2"/>
          <table:table-cell table:style-name="ce16"/>
          <table:table-cell office:value-type="string" office:string-value="regression" table:style-name="ce10">
            <text:p>regression</text:p>
          </table:table-cell>
          <table:table-cell table:style-name="ce16"/>
          <table:table-cell/>
          <table:table-cell table:style-name="ce16"/>
          <table:table-cell table:number-columns-repeated="32757"/>
        </table:table-row>
        <table:table-row table:style-name="ro1">
          <table:table-cell office:value-type="string" office:string-value="trillian 3.1">
            <text:p>trillian 3.1</text:p>
          </table:table-cell>
          <table:table-cell table:style-name="ce9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32757"/>
        </table:table-row>
        <table:table-row table:style-name="ro1">
          <table:table-cell office:value-type="string" office:string-value="joscar" table:style-name="ce13">
            <text:p>joscar</text:p>
          </table:table-cell>
          <table:table-cell table:number-columns-repeated="32766"/>
        </table:table-row>
        <table:table-row table:style-name="ro1">
          <table:table-cell office:value-type="string" office:string-value="ichat" table:style-name="ce13">
            <text:p>ichat</text:p>
          </table:table-cell>
          <table:table-cell table:number-columns-repeated="32766"/>
        </table:table-row>
        <table:table-row table:style-name="ro1">
          <table:table-cell office:value-type="string" office:string-value="kopete itself" table:style-name="ce3">
            <text:p>kopete itself</text:p>
          </table:table-cell>
          <table:table-cell table:number-columns-repeated="32766"/>
        </table:table-row>
        <table:table-row table:style-name="ro1" table:number-rows-repeated="2"/>
        <table:table-row table:style-name="ro1">
          <table:table-cell/>
          <table:table-cell office:value-type="string" office:string-value="send" table:style-name="ce9">
            <text:p>send</text:p>
          </table:table-cell>
          <table:table-cell office:value-type="string" office:string-value="receive" table:style-name="ce8">
            <text:p>receive</text:p>
          </table:table-cell>
          <table:table-cell office:value-type="string" office:string-value="both" table:style-name="ce11">
            <text:p>both</text:p>
          </table:table-cell>
          <table:table-cell office:value-type="string" office:string-value="neither" table:style-name="ce17">
            <text:p>neither</text:p>
          </table:table-cell>
          <table:table-cell office:value-type="string" office:string-value="SEP field :)" table:style-name="ce18">
            <text:p>SEP field :)</text:p>
          </table:table-cell>
          <table:table-cell table:number-columns-repeated="32761"/>
        </table:table-row>
        <table:table-row table:style-name="ro1" table:number-rows-repeated="32749"/>
      </table:table>
      <table:table table:name="Sheet2" table:style-name="ta1">
        <table:table-column table:style-name="co2" table:number-columns-repeated="16"/>
        <table:table-row table:style-name="ro1" table:number-rows-repeated="52"/>
      </table:table>
      <table:table table:name="Sheet3" table:style-name="ta1">
        <table:table-column table:style-name="co2"/>
        <table:table-row table:style-name="ro1"/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helvetica" fo:font-size="12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1</meta:generator>
    <meta:initial-creator>Chani</meta:initial-creator>
    <meta:editing-cycles>16</meta:editing-cycles>
    <meta:creation-date>2006-07-25T13:26:10</meta:creation-date>
    <dc:date>2006-08-11T14:37:53</dc:date>
    <dc:creator>Chani</dc:creator>
  </office:meta>
</office:document-meta>
</file>